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485ac"/>
    </style:style>
    <style:style style:name="P5" style:family="paragraph" style:parent-style-name="Standard">
      <style:text-properties officeooo:paragraph-rsid="0005da76"/>
    </style:style>
    <style:style style:name="P6" style:family="paragraph" style:parent-style-name="Standard">
      <style:text-properties officeooo:rsid="000737ae" officeooo:paragraph-rsid="000737ae"/>
    </style:style>
    <style:style style:name="P7" style:family="paragraph" style:parent-style-name="Standard">
      <style:text-properties officeooo:rsid="0008c3ef" officeooo:paragraph-rsid="0008c3ef"/>
    </style:style>
    <style:style style:name="P8" style:family="paragraph" style:parent-style-name="Standard">
      <style:text-properties officeooo:paragraph-rsid="000a78c4"/>
    </style:style>
    <style:style style:name="P9" style:family="paragraph" style:parent-style-name="Standard">
      <style:text-properties officeooo:rsid="000b2b1b" officeooo:paragraph-rsid="000b2b1b"/>
    </style:style>
    <style:style style:name="P10" style:family="paragraph" style:parent-style-name="Standard">
      <style:text-properties officeooo:paragraph-rsid="00131870"/>
    </style:style>
    <style:style style:name="P11" style:family="paragraph" style:parent-style-name="Standard">
      <style:text-properties officeooo:rsid="0014f93a" officeooo:paragraph-rsid="0014f93a"/>
    </style:style>
    <style:style style:name="P12" style:family="paragraph" style:parent-style-name="Standard">
      <style:text-properties officeooo:rsid="00077fdd" officeooo:paragraph-rsid="00077fdd"/>
    </style:style>
    <style:style style:name="P13" style:family="paragraph" style:parent-style-name="Standard">
      <style:text-properties officeooo:rsid="00131870" officeooo:paragraph-rsid="00131870"/>
    </style:style>
    <style:style style:name="P14" style:family="paragraph" style:parent-style-name="Standard">
      <style:text-properties officeooo:rsid="00173992" officeooo:paragraph-rsid="00173992"/>
    </style:style>
    <style:style style:name="P15" style:family="paragraph" style:parent-style-name="Standard">
      <style:text-properties officeooo:rsid="0005da76" officeooo:paragraph-rsid="000a78c4"/>
    </style:style>
    <style:style style:name="P16" style:family="paragraph" style:parent-style-name="Standard">
      <style:text-properties officeooo:rsid="0023598c" officeooo:paragraph-rsid="0023598c"/>
    </style:style>
    <style:style style:name="P17" style:family="paragraph" style:parent-style-name="Standard">
      <style:text-properties officeooo:rsid="00241b84" officeooo:paragraph-rsid="00241b84"/>
    </style:style>
    <style:style style:name="P18" style:family="paragraph" style:parent-style-name="Standard">
      <style:text-properties officeooo:rsid="0024de93" officeooo:paragraph-rsid="0024de93"/>
    </style:style>
    <style:style style:name="P19" style:family="paragraph" style:parent-style-name="Standard">
      <style:text-properties officeooo:paragraph-rsid="00217ae0"/>
    </style:style>
    <style:style style:name="P20" style:family="paragraph" style:parent-style-name="Standard">
      <style:paragraph-properties fo:break-before="page"/>
    </style:style>
    <style:style style:name="P21" style:family="paragraph" style:parent-style-name="Cadre_5f_Gauche">
      <style:paragraph-properties fo:break-before="page"/>
      <style:text-properties fo:language="zxx" fo:country="none" style:language-asian="zxx" style:country-asian="none" style:text-scale="100%"/>
    </style:style>
    <style:style style:name="P22" style:family="paragraph" style:parent-style-name="Table_20_index_20_heading">
      <style:paragraph-properties fo:break-before="page"/>
    </style:style>
    <style:style style:name="P23" style:family="paragraph" style:parent-style-name="Illustration_20_Index_20_Heading">
      <style:paragraph-properties fo:break-before="page"/>
    </style:style>
    <style:style style:name="P24" style:family="paragraph" style:parent-style-name="Encadré_5f_Normal">
      <style:paragraph-properties style:snap-to-layout-grid="false"/>
    </style:style>
    <style:style style:name="P25" style:family="paragraph" style:parent-style-name="Encadré_5f_TitreCoté">
      <style:paragraph-properties style:snap-to-layout-grid="false"/>
      <style:text-properties fo:font-size="10pt" style:font-size-asian="10pt" style:text-rotation-angle="90" style:text-rotation-scale="line-height"/>
    </style:style>
    <style:style style:name="P26" style:family="paragraph" style:parent-style-name="Droite">
      <style:text-properties fo:font-weight="bold" style:font-weight-asian="bold" style:font-weight-complex="bold"/>
    </style:style>
    <style:style style:name="P27" style:family="paragraph" style:parent-style-name="Cadre_5f_Gauche">
      <style:text-properties fo:language="zxx" fo:country="none" style:language-asian="zxx" style:country-asian="none" style:text-scale="100%"/>
    </style:style>
    <style:style style:name="P28" style:family="paragraph" style:parent-style-name="Illustration_20_Index_20_1">
      <style:paragraph-properties>
        <style:tab-stops>
          <style:tab-stop style:position="15.998cm" style:type="right" style:leader-style="dotted" style:leader-text="."/>
        </style:tab-stops>
      </style:paragraph-properties>
    </style:style>
    <style:style style:name="P29" style:family="paragraph" style:parent-style-name="Table_20_index_20_1">
      <style:paragraph-properties>
        <style:tab-stops>
          <style:tab-stop style:position="15.998cm" style:type="right" style:leader-style="dotted" style:leader-text="."/>
        </style:tab-stops>
      </style:paragraph-properties>
    </style:style>
    <style:style style:name="P30"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31" style:family="paragraph" style:parent-style-name="Contents_20_4">
      <style:paragraph-properties>
        <style:tab-stops>
          <style:tab-stop style:position="1.499cm"/>
        </style:tab-stops>
      </style:paragraph-properties>
    </style:style>
    <style:style style:name="P32"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33" style:family="paragraph" style:parent-style-name="Contents_20_2">
      <style:paragraph-properties>
        <style:tab-stops>
          <style:tab-stop style:position="0.499cm"/>
        </style:tab-stops>
      </style:paragraph-properties>
    </style:style>
    <style:style style:name="P34" style:family="paragraph" style:parent-style-name="Contents_20_7">
      <style:paragraph-properties>
        <style:tab-stops>
          <style:tab-stop style:position="15.998cm" style:type="right" style:leader-style="dotted" style:leader-text="."/>
        </style:tab-stops>
      </style:paragraph-properties>
    </style:style>
    <style:style style:name="P35" style:family="paragraph" style:parent-style-name="Contents_20_6">
      <style:paragraph-properties>
        <style:tab-stops>
          <style:tab-stop style:position="15.998cm" style:type="right" style:leader-style="dotted" style:leader-text="."/>
        </style:tab-stops>
      </style:paragraph-properties>
    </style:style>
    <style:style style:name="P36"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37" style:family="paragraph" style:parent-style-name="Contents_20_3">
      <style:paragraph-properties>
        <style:tab-stops>
          <style:tab-stop style:position="1cm"/>
        </style:tab-stops>
      </style:paragraph-properties>
    </style:style>
    <style:style style:name="P38" style:family="paragraph" style:parent-style-name="Contents_20_5">
      <style:paragraph-properties>
        <style:tab-stops>
          <style:tab-stop style:position="15.998cm" style:type="right" style:leader-style="dotted" style:leader-text="."/>
        </style:tab-stops>
      </style:paragraph-properties>
    </style:style>
    <style:style style:name="P39" style:family="paragraph" style:parent-style-name="Contents_20_1">
      <style:paragraph-properties>
        <style:tab-stops>
          <style:tab-stop style:position="15.998cm" style:type="right" style:leader-style="dotted" style:leader-text="."/>
        </style:tab-stops>
      </style:paragraph-properties>
    </style:style>
    <style:style style:name="P40" style:family="paragraph" style:parent-style-name="Contents_20_1">
      <style:paragraph-properties>
        <style:tab-stops/>
      </style:paragraph-properties>
    </style:style>
    <style:style style:name="P41" style:family="paragraph" style:parent-style-name="PageGarde_5f_TitreDuMémoire">
      <style:text-properties fo:font-size="28pt" officeooo:rsid="0001c6dd" officeooo:paragraph-rsid="0001c6dd" style:font-size-asian="28pt" style:font-size-complex="28pt" style:text-scale="100%"/>
    </style:style>
    <style:style style:name="P42" style:family="paragraph" style:parent-style-name="PageGarde_5f_NomPrénom">
      <style:text-properties officeooo:rsid="0001c6dd" officeooo:paragraph-rsid="0001c6dd"/>
    </style:style>
    <style:style style:name="P43" style:family="paragraph" style:parent-style-name="PageGarde_5f_MentionDeDiplome">
      <style:text-properties officeooo:rsid="0001c6dd" officeooo:paragraph-rsid="0001c6dd"/>
    </style:style>
    <style:style style:name="P44" style:family="paragraph" style:parent-style-name="Standard" style:master-page-name="Page_5f_Garde">
      <style:paragraph-properties style:page-number="auto"/>
      <style:text-properties fo:language="zxx" fo:country="none" style:language-asian="zxx" style:country-asian="none"/>
    </style:style>
    <style:style style:name="P45" style:family="paragraph" style:parent-style-name="Standard">
      <style:text-properties officeooo:rsid="0020ee6d" officeooo:paragraph-rsid="00294caf"/>
    </style:style>
    <style:style style:name="P46" style:family="paragraph" style:parent-style-name="Standard">
      <style:text-properties officeooo:rsid="002aac35" officeooo:paragraph-rsid="0031bf8d"/>
    </style:style>
    <style:style style:name="P47" style:family="paragraph" style:parent-style-name="Standard">
      <style:text-properties officeooo:rsid="0023598c" officeooo:paragraph-rsid="0031bf8d"/>
    </style:style>
    <style:style style:name="P48" style:family="paragraph" style:parent-style-name="Standard">
      <style:text-properties officeooo:rsid="00241b84" officeooo:paragraph-rsid="0031bf8d"/>
    </style:style>
    <style:style style:name="P49" style:family="paragraph" style:parent-style-name="Standard">
      <style:text-properties officeooo:rsid="00309b0d" officeooo:paragraph-rsid="0031bf8d"/>
    </style:style>
    <style:style style:name="P50" style:family="paragraph" style:parent-style-name="Standard">
      <style:text-properties officeooo:paragraph-rsid="0031bf8d"/>
    </style:style>
    <style:style style:name="P51" style:family="paragraph" style:parent-style-name="Standard" style:master-page-name="">
      <style:paragraph-properties fo:margin-left="-0.199cm" fo:margin-right="0cm" fo:line-height="150%" fo:text-align="justify" style:justify-single-word="false" fo:orphans="2" fo:widows="2" fo:text-indent="0cm" style:auto-text-indent="false" style:page-number="auto" style:writing-mode="lr-tb"/>
      <style:text-properties officeooo:paragraph-rsid="000a78c4"/>
    </style:style>
    <style:style style:name="P52" style:family="paragraph" style:parent-style-name="_5f_ua_5f_Titre_20_4">
      <style:text-properties officeooo:rsid="000485ac" officeooo:paragraph-rsid="000485ac"/>
    </style:style>
    <style:style style:name="P53" style:family="paragraph" style:parent-style-name="_5f_ua_5f_Titre_20_4">
      <style:text-properties officeooo:rsid="00119b0a" officeooo:paragraph-rsid="00131870"/>
    </style:style>
    <style:style style:name="P54" style:family="paragraph" style:parent-style-name="_5f_ua_5f_Titre_20_4">
      <style:text-properties officeooo:rsid="000472d5" officeooo:paragraph-rsid="0019c992"/>
    </style:style>
    <style:style style:name="P55" style:family="paragraph" style:parent-style-name="_5f_ua_5f_Titre_20_4">
      <style:text-properties officeooo:rsid="00217ae0" officeooo:paragraph-rsid="00217ae0"/>
    </style:style>
    <style:style style:name="P56" style:family="paragraph" style:parent-style-name="_5f_ua_5f_Titre_20_4">
      <style:text-properties officeooo:rsid="0005da76" officeooo:paragraph-rsid="0005da76"/>
    </style:style>
    <style:style style:name="P57" style:family="paragraph" style:parent-style-name="_5f_ua_5f_Titre_20_4">
      <style:text-properties officeooo:rsid="0005da76" officeooo:paragraph-rsid="0031bf8d"/>
    </style:style>
    <style:style style:name="P58" style:family="paragraph" style:parent-style-name="_5f_ua_5f_Titre_20_4">
      <style:text-properties officeooo:paragraph-rsid="0031bf8d"/>
    </style:style>
    <style:style style:name="P59" style:family="paragraph" style:parent-style-name="_5f_ua_5f_Titre_20_1">
      <style:paragraph-properties fo:break-before="page"/>
    </style:style>
    <style:style style:name="P60" style:family="paragraph" style:parent-style-name="_5f_ua_5f_Titre_20_1">
      <style:paragraph-properties fo:break-before="page"/>
      <style:text-properties officeooo:rsid="000357d4" officeooo:paragraph-rsid="000357d4"/>
    </style:style>
    <style:style style:name="P61" style:family="paragraph" style:parent-style-name="_5f_ua_5f_Titre_20_2">
      <style:text-properties officeooo:rsid="0005da76" officeooo:paragraph-rsid="0005da76"/>
    </style:style>
    <style:style style:name="P62" style:family="paragraph" style:parent-style-name="_5f_ua_5f_Titre_20_2">
      <style:paragraph-properties fo:break-before="page"/>
    </style:style>
    <style:style style:name="P63" style:family="paragraph" style:parent-style-name="_5f_ua_5f_Titre_20_2">
      <style:paragraph-properties fo:break-before="page"/>
      <style:text-properties officeooo:rsid="000485ac" officeooo:paragraph-rsid="000485ac"/>
    </style:style>
    <style:style style:name="P64" style:family="paragraph" style:parent-style-name="_5f_ua_5f_Titre_20_3">
      <style:text-properties officeooo:rsid="000472d5" officeooo:paragraph-rsid="000472d5"/>
    </style:style>
    <style:style style:name="P65" style:family="paragraph" style:parent-style-name="_5f_ua_5f_Titre_20_3">
      <style:text-properties officeooo:rsid="000485ac" officeooo:paragraph-rsid="000485ac"/>
    </style:style>
    <style:style style:name="P66" style:family="paragraph" style:parent-style-name="_5f_ua_5f_Titre_20_3">
      <style:text-properties officeooo:rsid="0005da76" officeooo:paragraph-rsid="0005da76"/>
    </style:style>
    <style:style style:name="P67" style:family="paragraph" style:parent-style-name="_5f_ua_5f_Titre_20_3">
      <style:text-properties officeooo:rsid="0005da76" officeooo:paragraph-rsid="0031bf8d"/>
    </style:style>
    <style:style style:name="P68" style:family="paragraph" style:parent-style-name="_5f_ua_5f_Titre_20_5">
      <style:text-properties officeooo:rsid="0005da76" officeooo:paragraph-rsid="0005da76"/>
    </style:style>
    <style:style style:name="P69" style:family="paragraph" style:parent-style-name="_5f_ua_5f_Titre_20_5">
      <style:text-properties officeooo:rsid="0005da76" officeooo:paragraph-rsid="0031bf8d"/>
    </style:style>
    <style:style style:name="P70" style:family="paragraph" style:parent-style-name="_5f_ua_5f_Titre_20_5">
      <style:text-properties officeooo:rsid="0030c3b8" officeooo:paragraph-rsid="0031bf8d"/>
    </style:style>
    <style:style style:name="P71" style:family="paragraph" style:parent-style-name="_5f_ua_5f_Titre_20_5">
      <style:text-properties officeooo:rsid="00309b0d" officeooo:paragraph-rsid="0031bf8d"/>
    </style:style>
    <style:style style:name="P72" style:family="paragraph" style:parent-style-name="Cadre_5f_Gauche" style:master-page-name="_34_e_5f_Couverture">
      <style:paragraph-properties style:page-number="1"/>
    </style:style>
    <style:style style:name="P73" style:family="paragraph" style:parent-style-name="Contents_20_Heading" style:master-page-name="Standard">
      <style:paragraph-properties style:page-number="3"/>
    </style:style>
    <style:style style:name="P74" style:family="paragraph">
      <style:paragraph-properties fo:line-height="100%" fo:text-align="start" style:writing-mode="lr-tb"/>
    </style:style>
    <style:style style:name="P75" style:family="paragraph">
      <style:paragraph-properties fo:margin-left="0.4cm" fo:margin-right="0cm" fo:margin-top="0cm" fo:margin-bottom="0.423cm" fo:line-height="100%" fo:text-align="justify" fo:text-indent="-0.382cm" style:writing-mode="lr-tb">
        <style:tab-stops/>
      </style:paragraph-properties>
    </style:style>
    <style:style style:name="P76" style:family="paragraph">
      <style:paragraph-properties fo:margin-left="-0.463cm" fo:margin-right="0.199cm" fo:line-height="100%" fo:text-align="justify" fo:text-indent="0cm" style:writing-mode="lr-tb"/>
    </style:style>
    <style:style style:name="P77" style:family="paragraph">
      <style:paragraph-properties fo:margin-left="-0.463cm" fo:margin-right="0.199cm" fo:line-height="100%" fo:text-align="justify" fo:text-indent="0cm" style:writing-mode="lr-tb"/>
      <style:text-properties fo:font-size="12pt" style:font-size-asian="12pt" style:font-size-complex="12pt"/>
    </style:style>
    <style:style style:name="P78" style:family="paragraph">
      <style:paragraph-properties fo:line-height="100%" fo:text-align="justify" style:writing-mode="lr-tb"/>
    </style:style>
    <style:style style:name="P79" style:family="paragraph">
      <style:paragraph-properties fo:margin-left="-0.463cm" fo:margin-right="0cm" fo:line-height="100%" fo:text-align="justify" fo:text-indent="0cm" style:writing-mode="lr-tb"/>
    </style:style>
    <style:style style:name="P80" style:family="paragraph">
      <style:paragraph-properties fo:margin-left="0.199cm" fo:margin-right="0.199cm" fo:line-height="100%" fo:text-align="end" fo:text-indent="0cm" style:writing-mode="lr-tb"/>
    </style:style>
    <style:style style:name="P81"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82" style:family="paragraph">
      <style:paragraph-properties fo:text-align="center" style:writing-mode="lr-tb"/>
    </style:style>
    <style:style style:name="P83" style:family="paragraph">
      <style:paragraph-properties style:writing-mode="lr-tb"/>
    </style:style>
    <style:style style:name="P84" style:family="paragraph">
      <style:paragraph-properties fo:line-height="100%" fo:text-align="end" style:writing-mode="lr-tb"/>
    </style:style>
    <style:style style:name="P85" style:family="paragraph">
      <style:paragraph-properties fo:margin-left="-0.463cm" fo:margin-right="0.199cm" fo:line-height="100%" fo:text-align="end" fo:text-indent="0cm" style:writing-mode="lr-tb"/>
    </style:style>
    <style:style style:name="P86"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a78c4"/>
    </style:style>
    <style:style style:name="T9" style:family="text">
      <style:text-properties officeooo:rsid="000b2b1b"/>
    </style:style>
    <style:style style:name="T10" style:family="text">
      <style:text-properties officeooo:rsid="00107a2a"/>
    </style:style>
    <style:style style:name="T11" style:family="text">
      <style:text-properties officeooo:rsid="00131870"/>
    </style:style>
    <style:style style:name="T12" style:family="text">
      <style:text-properties officeooo:rsid="00173992"/>
    </style:style>
    <style:style style:name="T13" style:family="text">
      <style:text-properties officeooo:rsid="00191911"/>
    </style:style>
    <style:style style:name="T14" style:family="text">
      <style:text-properties officeooo:rsid="0019c992"/>
    </style:style>
    <style:style style:name="T15" style:family="text">
      <style:text-properties officeooo:rsid="00217ae0"/>
    </style:style>
    <style:style style:name="T16" style:family="text">
      <style:text-properties officeooo:rsid="0025a0fd"/>
    </style:style>
    <style:style style:name="T17" style:family="text">
      <style:text-properties officeooo:rsid="0025e893"/>
    </style:style>
    <style:style style:name="T18" style:family="text">
      <style:text-properties officeooo:rsid="00294caf"/>
    </style:style>
    <style:style style:name="T19" style:family="text">
      <style:text-properties officeooo:rsid="002aac35"/>
    </style:style>
    <style:style style:name="T20" style:family="text">
      <style:text-properties officeooo:rsid="002bb381"/>
    </style:style>
    <style:style style:name="T21" style:family="text">
      <style:text-properties officeooo:rsid="0030c3b8"/>
    </style:style>
    <style:style style:name="T22" style:family="text">
      <style:text-properties officeooo:rsid="002c8af8"/>
    </style:style>
    <style:style style:name="T23" style:family="text">
      <style:text-properties officeooo:rsid="002d7ff1"/>
    </style:style>
    <style:style style:name="T24" style:family="text">
      <style:text-properties officeooo:rsid="00309b0d"/>
    </style:style>
    <style:style style:name="T25"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26"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27"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28"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29"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8" draw:name="images5" text:anchor-type="page" text:anchor-page-number="2" svg:x="11.531cm" svg:y="5.35cm" svg:width="5.027cm" svg:height="1.217cm" draw:z-index="52">
        <draw:image xlink:href="Pictures/10000000000000BE0000002E798866A9.png" xlink:type="simple" xlink:show="embed" xlink:actuate="onLoad"/>
      </draw:frame>
      <text:p text:style-name="P44"><draw:frame draw:style-name="fr1" draw:name="Cadre1" text:anchor-type="char" svg:x="0.22cm" svg:y="1.229cm" svg:width="15.355cm" svg:height="2.549cm" draw:z-index="10"><draw:text-box><text:p text:style-name="PageGarde_5f_Année">201<text:span text:style-name="T6">5</text:span>-201<text:span text:style-name="T6">6</text:span></text:p><text:p text:style-name="P43">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41">Pathfinding multi-agents à l'aide de méthodes stochastiques</text:p></draw:text-box></draw:frame><draw:frame draw:style-name="fr3" draw:name="Cadre5" text:anchor-type="char" svg:x="7.793cm" svg:y="11.739cm" svg:width="7.879cm" svg:height="2.521cm" draw:z-index="7"><draw:text-box><text:p text:style-name="P42">Nicolas Roux</text:p><text:p text:style-name="P42">Théo Voillemin</text:p><text:p text:style-name="P42">Corentin Talarmain</text:p></draw:text-box></draw:frame><draw:g text:anchor-type="char" draw:z-index="5" draw:style-name="gr4"><draw:connector draw:style-name="gr5" draw:text-style-name="P82" draw:type="line" svg:x1="-0.297cm" svg:y1="1.481cm" svg:x2="-0.294cm" svg:y2="14.128cm" svg:d="M-298 1480l3 12648" svg:viewBox="0 0 5 12651"><text:p/></draw:connector><draw:connector draw:style-name="gr5" draw:text-style-name="P82" draw:type="line" svg:x1="15.787cm" svg:y1="14.979cm" svg:x2="0.559cm" svg:y2="14.984cm" svg:d="M15787 14979l-15228 5" svg:viewBox="0 0 15229 7"><text:p/></draw:connector><draw:custom-shape draw:style-name="gr6" draw:text-style-name="P83"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82" draw:type="line" svg:x1="15.947cm" svg:y1="14.981cm" svg:x2="16.976cm" svg:y2="14.985cm" svg:d="M15947 14981l1029 4" svg:viewBox="0 0 1030 5"><text:p/></draw:connector><draw:connector draw:style-name="gr5" draw:text-style-name="P82" draw:type="line" svg:x1="15.785cm" svg:y1="14.547cm" svg:x2="15.947cm" svg:y2="14.551cm" svg:d="M15785 14547l162 4" svg:viewBox="0 0 164 5"><text:p/></draw:connector><draw:connector draw:style-name="gr7" draw:text-style-name="P82" draw:type="line" svg:x1="15.311cm" svg:y1="14.983cm" svg:x2="15.473cm" svg:y2="14.988cm" svg:d="M15311 14983l162 5" svg:viewBox="0 0 164 7"><text:p/></draw:connector><draw:connector draw:style-name="gr8" draw:text-style-name="P82" draw:type="line" svg:x1="15.464cm" svg:y1="14.977cm" svg:x2="15.626cm" svg:y2="14.98cm" svg:d="M15464 14977l162 3" svg:viewBox="0 0 164 5"><text:p/></draw:connector></draw:g><draw:frame draw:style-name="fr9" draw:name="images1" text:anchor-type="char" svg:x="13.921cm" svg:y="25.359cm" svg:width="3.06cm" svg:height="2.992cm" draw:z-index="42"><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5" draw:name="Cadre7" text:anchor-type="char" svg:x="2.491cm" svg:y="26.199cm" svg:width="11.128cm" svg:height="1.3cm" draw:z-index="13"><draw:text-box><text:p text:style-name="PageGarde_5f_SoutenuLe">Soutenu publiquement le :</text:p><text:p text:style-name="PageGarde_5f_SoutenuLe">xx xx xxxxxx xxxx</text:p></draw:text-box></draw:frame><draw:connector text:anchor-type="char" draw:z-index="9" draw:style-name="gr9" draw:text-style-name="P82" draw:type="line" svg:x1="15.785cm" svg:y1="18.588cm" svg:x2="15.947cm" svg:y2="18.592cm" svg:d="M15785 18588l162 4" svg:viewBox="0 0 164 5"><text:p/></draw:connector><draw:connector text:anchor-type="char" draw:z-index="8" draw:style-name="gr9" draw:text-style-name="P82" draw:type="line" svg:x1="15.785cm" svg:y1="16.311cm" svg:x2="15.947cm" svg:y2="16.315cm" svg:d="M15785 16311l162 4" svg:viewBox="0 0 164 5"><text:p/></draw:connector></text:p>
      <text:p text:style-name="P20"/>
      <text:p text:style-name="Standard"/>
      <text:p text:style-name="Standard"/>
      <text:p text:style-name="P2"><draw:g text:anchor-type="char" draw:z-index="43" draw:style-name="gr10"><draw:rect draw:style-name="gr11" draw:text-style-name="P82" svg:width="0.188cm" svg:height="0.468cm" svg:x="12.861cm" svg:y="21.172cm"><text:p/></draw:rect><draw:custom-shape draw:style-name="gr12" draw:text-style-name="P83" svg:width="0.158cm" svg:height="0.424cm" svg:x="12.861cm" svg:y="21.172cm"><text:p/><draw:enhanced-geometry svg:viewBox="0 0 21600 21600" draw:type="rectangle" draw:enhanced-path="M 0 0 L 21600 0 21600 21600 0 21600 0 0 Z N"/></draw:custom-shape></draw:g><draw:g text:anchor-type="char" draw:z-index="44" draw:style-name="gr10"><draw:frame draw:style-name="gr13" draw:text-style-name="P84" svg:width="13.156cm" svg:height="1.962cm" svg:x="-0.416cm" svg:y="22.144cm"><draw:text-box><text:p text:style-name="P84"><text:span text:style-name="T26">Ces conditions d’utilisation (attribution, pas d’utilisation</text:span></text:p><text:p text:style-name="P84"><text:span text:style-name="T26">commerciale, pas de modification) sont symbolisées par</text:span></text:p><text:p text:style-name="P84"><text:span text:style-name="T26">les icônes positionnées en pied de page.</text:span></text:p></draw:text-box></draw:frame><draw:frame draw:style-name="gr14" draw:text-style-name="P82"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74" svg:width="16.8cm" svg:height="7.217cm"><text:p text:style-name="P74"><text:span text:style-name="T25">L’auteur du présent document vous</text:span></text:p><text:p text:style-name="P74"><text:span text:style-name="T25">autorise à le partager, reproduire,</text:span></text:p><text:p text:style-name="P74"><text:span text:style-name="T25">distribuer et communiquer selon</text:span><text:span text:style-name="T25"><text:line-break/></text:span><text:span text:style-name="T25">les conditions suivantes :</text:span></text:p><text:p text:style-name="P74"><text:span text:style-name="T25"/></text:p><text:p text:style-name="P75"><text:span text:style-name="T26">-</text:span><text:span text:style-name="T26"><text:tab/></text:span><text:span text:style-name="T26">Vous devez le citer en l’attribuant de la manière indiquée par l’auteur (mais pas d’une manière qui suggérerait qu’il approuve votre utilisation de l’œuvre).</text:span></text:p><text:p text:style-name="P75"><text:span text:style-name="T26">- </text:span><text:span text:style-name="T26"><text:tab/></text:span><text:span text:style-name="T26">Vous n’avez pas le droit d’utiliser ce document à des fins commerciales.</text:span></text:p><text:p text:style-name="P75"><text:span text:style-name="T26">- </text:span><text:span text:style-name="T26"><text:tab/></text:span><text:span text:style-name="T26">Vous n’avez pas le droit de le modifier, de le transformer ou de l’adapter.</text:span></text:p><text:p text:style-name="P74"><text:span text:style-name="T25">Consulter la licence creative commons complète en français :</text:span></text:p><text:p text:style-name="P74"><text:span text:style-name="T25"><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20"/>
      <text:p text:style-name="P27"><draw:frame text:anchor-type="paragraph" draw:z-index="49" draw:style-name="gr15" svg:width="8.898cm" svg:height="0.989cm" draw:transform="rotate (1.5707963267949) translate (-0.446263888888889cm 9.37683333333333cm)"><draw:text-box><text:p text:style-name="P85"><text:span text:style-name="T29">REMERCIEMENTS</text:span></text:p></draw:text-box></draw:frame><draw:custom-shape text:anchor-type="as-char" svg:y="-20.996cm" draw:z-index="1" draw:style-name="gr2" draw:text-style-name="P77" svg:width="17.837cm" svg:height="20.383cm"><text:p text:style-name="P76"><text:span text:style-name="T27"><text:tab/></text:span><text:span text:style-name="T27">Avant toute chose, nous souhaitons remercier notre responsable de stage Monsieur Igor Stéphan pour son écoute et sa disponibilité tout au long de notre stage et d'avoir accepté notre demande d'étude sur la recherche de chemin en informatique.</text:span></text:p><text:p text:style-name="P76"><text:span text:style-name="T27"><text:tab/></text:span><text:span text:style-name="T27">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73">Sommaire</text:p>
          </text:index-title>
          <text:p text:style-name="P40">Introduction</text:p>
          <text:p text:style-name="P33">1<text:tab/> Présentation du sujet de stage</text:p>
          <text:p text:style-name="P37">1.1.<text:tab/>La recherche de chemin</text:p>
          <text:p text:style-name="P37">1.2.<text:tab/>Les méthodes stochastiques</text:p>
          <text:p text:style-name="P33">2<text:tab/>Analyse du problème</text:p>
          <text:p text:style-name="P37">2.1.<text:tab/>Etat de l'art</text:p>
          <text:p text:style-name="P37">2.2.<text:tab/>Contraintes</text:p>
          <text:p text:style-name="P31">2.2.1.<text:tab/>Temps réel</text:p>
          <text:p text:style-name="P31">2.2.2.<text:tab/>API</text:p>
          <text:p text:style-name="P37">2.3.<text:tab/>Choix possibles</text:p>
          <text:p text:style-name="P31">2.3.1.<text:tab/>Algorithme génétique</text:p>
          <text:p text:style-name="P31">2.3.2.<text:tab/>Algorithme de Monte Carlo</text:p>
          <text:p text:style-name="P33">3<text:tab/>Planning du travail effectué</text:p>
          <text:p text:style-name="P33">4<text:tab/>Présentation des solutions adoptées</text:p>
          <text:p text:style-name="P37">4.1.<text:tab/>Choix effectués</text:p>
          <text:p text:style-name="P37">4.2.<text:tab/>Difficultés rencontrés</text:p>
          <text:p text:style-name="P31">4.2.1.<text:tab/>Conception d'un algorithme génétique</text:p>
          <text:p text:style-name="P31">4.2.2.<text:tab/>Gestion du temps réel</text:p>
          <text:p text:style-name="P31">4.2.3.<text:tab/>Création d'une API</text:p>
          <text:p text:style-name="P37">4.3.<text:tab/>Outils utilisés</text:p>
          <text:p text:style-name="P31">4.3.1.<text:tab/>Lbrairies</text:p>
          <text:p text:style-name="P31">4.3.2.<text:tab/>Environnement de développement</text:p>
          <text:p text:style-name="P31">4.3.3.<text:tab/>Débugage</text:p>
          <text:p text:style-name="P33">5<text:tab/>Tests effectués</text:p>
          <text:p text:style-name="P40">Conclusion</text:p>
          <text:p text:style-name="P40">Bibliographie</text:p>
        </text:index-body>
      </text:table-of-content>
      <text:p text:style-name="Standard"/>
      <text:h text:style-name="P60" text:outline-level="1"><text:bookmark-start text:name="__RefHeading__1_886550348"/>Introduction<text:bookmark-end text:name="__RefHeading__1_886550348"/></text:h>
      <text:p text:style-name="P6"><text:tab/>Dans le cadre de notre licence Informatique à l'université d'Angers, nous devions réaliser un stage de deux mois pour valider notre diplôme. Nous sommes tous les trois intéressés par une orientation vers la recherche dans la suite de nos études. C'est pour cette raison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6"/>
      <text:p text:style-name="P12"><text:tab/>Le but de ce stage est de fournir une interface de programmation applicative (API) utilisable par des développeurs de jeux de stratégies en temps réel (RTS) pour appliquer un algorithme de recherche de chemins pour leur jeu. <text:s/></text:p>
      <text:h text:style-name="P62" text:outline-level="2"><text:bookmark-start text:name="__RefHeading__3_886550348"/><text:s/><text:tab/><text:span text:style-name="T7">Présentation du sujet de stage</text:span><text:bookmark-end text:name="__RefHeading__3_886550348"/></text:h>
      <text:p text:style-name="P7"><text:span text:style-name="T8"><text:tab/>N</text:span>otre sujet de stage, la réalisation d'un pathfinding à l'aide de méthodes stochastiques, <text:span text:style-name="T18">se décompose en deux sous-parties : qu'est-ce que la recherche de chemin, et qu'est-ce qu'une méthode stochastique.</text:span></text:p>
      <text:h text:style-name="P64" text:outline-level="3"><text:bookmark-start text:name="__RefHeading__5_886550348"/>La recherche de chemin<text:bookmark-end text:name="__RefHeading__5_886550348"/></text:h>
      <text:p text:style-name="P4"><text:tab/><text:span text:style-name="T8">C'est à l'intelligence artificielle et plus particulièrement au domaine de la recherche de solution qu'est rattachée la recherche de chemin. De manière basique, on peut élargir ce problème à la recherche du meilleur chemin entre deux nœuds d'un un graphe. C'est en rajoutant des contraintes sur le graphe tel que des obstacles ou de la recherche multiple avec gestion de conflits que le problème se complexifie. Par ailleurs, la contrainte du temps réel impose de renvoyer des débuts de chemins immédiatement, que l'on ait déjà trouvé une solution ou non.</text:span></text:p>
      <text:h text:style-name="P64" text:outline-level="3">Les méthodes stochastiques</text:h>
      <text:p text:style-name="P4"><text:tab/><text:span text:style-name="T9">Pour la résolution des problèmes concernant la recherche de chemin, l'algorithme de Dijkstra ou l'algorithme A* sont très souvent utilisés, car répondant déjà au problème de manière efficace, particulièrement A* qui présente un bon compromis entre coût de calcul et optimalité de la solution.</text:span></text:p>
      <text:p text:style-name="P4"><text:tab/><text:span text:style-name="T9">Cependant, nous devons répondre à une exigence du temps réel pour notre solution, exigence à laquelle ces deux algorithmes ne répondent pas, c'est pour cela qu'il était nécessaire de mettre en place un algorithme stochastique.</text:span></text:p>
      <text:p text:style-name="P4"><text:tab/><text:span text:style-name="T9">Un algorithme dit stochastique suit une méthode de recherche aléatoire permettant de converger vers une solution au problème. Cette méthode sera dans de très rares cas aussi efficace qu'un algorithme A*, mais sa particularité est qu'elle pourra renvoyer la meilleur solution trouvée à tout moment, même en étant interrompue.</text:span></text:p>
      <text:h text:style-name="P63" text:outline-level="2">Analyse du problème</text:h>
      <text:p text:style-name="P4"><text:tab/><text:span text:style-name="T10">La principale problèmatique de notre stage était de pouvoir répondre au problème de recherche de chemin d'un jeu de stratégie en temps réel. Ce problème implique certaines contraintes qu'il nous a fallu respecter tout au long du stage.</text:span></text:p>
      <text:h text:style-name="P65" text:outline-level="3">Etat de l'art</text:h>
      <text:p text:style-name="P4">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p text:style-name="P4"/>
      <text:p text:style-name="P14">A FAIRE</text:p>
      <text:h text:style-name="P65" text:outline-level="3">Contraintes</text:h>
      <text:p text:style-name="P4"><text:tab/><text:span text:style-name="T11">Le sujet de notre stage nous a imposé certaines contraintes qu'il nous a fallu respecter, de la modélisation au développement de notre projet.</text:span></text:p>
      <text:h text:style-name="P52" text:outline-level="4">Temps réel</text:h>
      <text:p text:style-name="P10"><text:tab/><text:span text:style-name="T11">La contrainte du temps réel a été majeure dans notre projet, justifiant majoritairement le choix de l'utilisation de méthodes stochastique. En effet, la particularité des jeux de stratégie en temps réel est que le joueur doit pouvoir arrêter, modifier et ajouter une demande de déplacement à tout moment. Ceci demande la mise en place d'un algorithme interruptible, qui serait en mesure de renvoyer une solution quelque soit l'avancée du calcul.</text:span></text:p>
      <text:p text:style-name="P13"><text:tab/>De plus, le temps réel implique une demande d'efficacité de notre algorithme quant au temps d'exécution. Le plus important pour les développeurs du jeu en question, est de savoir quelle est la prochaine case d'un personnage à intervalles réguliers courts. Il était donc nécessaire pour nous de développer une solution capable de renvoyer de manière régulière une solution pour chaque personnage du jeu.</text:p>
      <text:h text:style-name="P52" text:outline-level="4">API</text:h>
      <text:p text:style-name="P11"><text:tab/>La finalité de notre stage était de fournir un outil utilisable par les développeurs. C'est en ce sens qu'il était nécessaire que nous rendions notre projet sous forme d'API fonctionnelle. Cette contrainte a orienté la conception de notre projet, notamment sur les moyens que nous devions fournir pour communiquer avec notre algorithme. La construction d'une API fonctionnelle est une contrainte régulière en informatique, que nous rencontrerons sans doute à nouveau, de ce fait il a été très formateur pour nous de s'y adapter.</text:p>
      <text:h text:style-name="P53" text:outline-level="4"><text:soft-page-break/>Solution générale</text:h>
      <text:p text:style-name="P10"><text:tab/><text:span text:style-name="T12">Pour que l'API ne soit pas restrictive, nous avons eu comme contrainte de fournir un outil adaptable aux souhaits des développeurs. En ce sens, nous avons eu à impliquer cette contrainte dans nos réflexions de conception, modélisation et développement.</text:span></text:p>
      <text:h text:style-name="P65" text:outline-level="3">Choix possibles</text:h>
      <text:p text:style-name="P4"><text:tab/><text:span text:style-name="T14">Nos recherches sur les méthodes stochastiques ont mis en exergue quelques algorithmes existant qui ont pu faire leur preuve sur différentes applications.</text:span></text:p>
      <text:h text:style-name="P54" text:outline-level="4">Algorithme de Monte Carlo</text:h>
      <text:p text:style-name="P4"><text:tab/><text:span text:style-name="T14">Le premier algorithme et le plus connu est l'algorithme de Monte-Carlo. Cet algorithme a deux caractéristiques : Il utilise de l'aléatoire au cours de son calcul mais s'exécute avec un temps déterministe. Cet algorithme était à considérer car son temps d'exécution déterministe permettait d'accéder à la contrainte du temps réel. En effet, il aurait été alors possible de renvoyer un résultat à tous les intervalles voulus par les développeurs. Le défaut de cet algorithme est que le résultat renvoyé peut être incorrect avec une certaine probabilité.</text:span></text:p>
      <text:h text:style-name="P54" text:outline-level="4">Algorithme génétique</text:h>
      <text:p text:style-name="P45"><text:tab/>Moins connu mais sûrement plus intéressant, le second algorithme est l'algorithme génétique. Basé sur les travaux de sélection naturelle et d'évolution de Charles Darwin, tel Monte-Carlo, il génère des solutions principalement grâce à l'aléatoire. Ainsi, l'algorithme possède une population où chaque individu propose une solution de chemins au problème de pathfinding, ceux-ci sont par la suite modifiés à l'aide de mutations où s'y effectue divers insertion, modification ou suppression de bout de chemin basé sur l'aléatoire. Ces individus sont ainsi évalués grâce à une fonction particulière qui, après exécution, attribue une fitness à chaque membres de la population, valeur qui reflète la qualité des chemins proposés. Cette fitness permet de modifications de plus grande envergure, notamment sur la population entière où l'on supprime les agents les moins bons ou alors où l'on croise les différents individus pour créer de nouveaux membres ayant des chemins générés par combinaisons de ses individus « parents ». Cet algorithme permet de retourner à n'importe quel moment une solution ou une ébauche de solution, permettant ainsi, par exemple, un déplacement en temps réel des différents agents du problème de pathfinding. Son principal défaut viens du calcul de la fitness qui peut être différent selon les conditions de la carte. Une carte ouverte et une carte en labyrinthe ayant des évaluations de chemins sensiblement différentes.</text:p>
      <text:h text:style-name="P61" text:outline-level="2">Planning du travail effectué</text:h>
      <text:p text:style-name="P5">/<text:span text:style-name="T15">TODO Gantt</text:span></text:p>
      <text:h text:style-name="P61" text:outline-level="2"><text:soft-page-break/>Présentation des solutions adoptées</text:h>
      <text:p text:style-name="P18">Après réflexion autour de toutes les possibilités accessibles et de toutes les contraintes, nous avons mis en place les solutions les plus cohérentes selon nous. Que ce soit sur la méthode stochastique choisie ou la manière de communiquer de notre AP<text:span text:style-name="T16">I...</text:span></text:p>
      <text:h text:style-name="P66" text:outline-level="3">Choix effectués</text:h>
      <text:h text:style-name="_5f_ua_5f_Titre_20_4" text:outline-level="4">Algorithme génétiques</text:h>
      <text:p text:style-name="P9">Algorithme adaptif ne fonctionne plus sur multi agent en temps réel.</text:p>
      <text:p text:style-name="P15">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5" text:outline-level="4">Controller (communication)</text:h>
      <text:p text:style-name="P19"><text:tab/><text:span text:style-name="T16">Pour permettre à des développeurs d'un jeu de stratégie en temps réel d'utiliser notre algorithme de recherche de chemin nous avons décidé de mettre en place un « controller », faisant référence au modèle Motuer-Vue-Controller (MVC) dont le principe dans ce modèle est de ne donner accès qu'à quelques méthodes spécifiquement choisies par les développeurs. Cette méthode nous permet de controller de manière efficace la façon d'utiliser notre algorithme. De plus, cette conception nous a permis de notre côté de mettre en place le projet sous ce modèle.</text:span></text:p>
      <text:h text:style-name="P66" text:outline-level="3">Difficultés rencontrés</text:h>
      <text:p text:style-name="P8"><text:tab/><text:span text:style-name="T17">Ce stage nous a permis à tous les trois d'explorer un domaine inconnu pour nous jusqu'ici. De ce fait, tout au long du développement, nous avons fait face à des difficultés, que ce soit dans la programmation ou la conception, qui nous ont aidé à progresser.</text:span></text:p>
      <text:h text:style-name="P56" text:outline-level="4">Conception d'un algorithme génétique</text:h>
      <text:p text:style-name="P8">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57" text:outline-level="4">Gestion du temps réel</text:h>
      <text:p text:style-name="P50"><text:tab/><text:span text:style-name="T17">Le temps réel peut ne pas être une difficulté si l'algorithme mis en place possède une complexité linéaire, mais dans notre cas, le temps réel nous a imposé une exigence sur l'optimisation de notre code. En effet, le problème de la recherche de chemin à l'aide de méthodes stochastiques est un problème à complexité NP-Complet, de ce fait, il était primordial qu'on ait une attention particulière à l'optimisation de notre code.</text:span></text:p>
      <text:p text:style-name="P50"><text:soft-page-break/><text:tab/><text:span text:style-name="T19">Régulièrement au cours de notre projet, nous avons estimé le temps d'exécution de notre programme, avec des graphes à complexités variables et des déplacements plus au moins lourds, ceux-ci nous ont permis de considérer si, quelque soit l'avancée de notre projet, nous pouvions répondre à la contrainte du temps réel.</text:span></text:p>
      <text:p text:style-name="P50"><text:tab/><text:span text:style-name="T19">La gestion du temps réel est une contrainte que nous viendrons sans doute à renconter à nouveau au cours de notre carrière, puisque cela peut se retrouver dans les jeux vidéos comme ici, mais aussi dans…</text:span></text:p>
      <text:p text:style-name="P46">La nécessité de répondre à ce besoin a dont été très formateur au cours de ces deux mois.</text:p>
      <text:h text:style-name="P57" text:outline-level="4">Création d'une API</text:h>
      <text:p text:style-name="P50"><text:tab/><text:span text:style-name="T19">L'objectif du projet étant de fournir un outil, c'est sous forme d'API que notre projet peut être utilisé. Cette difficulté s'est ressentie dans la conception du projet où en plus de devoir penser à notre algorithme, nous devions garder à l'esprit de pouvoir le faire communiquer si voulu avec une application extérieure.</text:span></text:p>
      <text:h text:style-name="P67" text:outline-level="3">Outils utilisés</text:h>
      <text:p text:style-name="P47">La bonne réalisation du stage a été permise par différents outils...</text:p>
      <text:h text:style-name="P58" text:outline-level="4">Lbrairies</text:h>
      <text:p text:style-name="P48">Certaines librairies gratuites nous ont permis de simplifier la mise en place de notre développement. </text:p>
      <text:h text:style-name="P69" text:outline-level="5">Libxml++</text:h>
      <text:p text:style-name="P50"><text:tab/><text:span text:style-name="T20">La conception de la communication avec notre API est passé notamment par l'échange d'informations entre notre programme et le jeu extérieur. Parmi ces informations on peut notamment trouvé la carte du jeu souhaitée par les développeurs. Pour recevoir cette information, nous avons décidé de mettre en place un transfert de fichiers au format XML nous donnant toutes les informations nécessaires sur tout ce qu'on pourra trouver sur la carte, des forêts, des marais, des montagnes et tous les types de terrains qui peuvent intéresser les utilisateurs, le format XML correspondant à ce type d'utilisation.</text:span></text:p>
      <text:p text:style-name="P50"><text:tab/><text:span text:style-name="T20">Pour se faire, plusieurs librairies C++ sont disponibles telles que Xerces, RapidXML, TinyXML et LibXML++. Notre choix s'est porté sur la dernière, LibXML++, car c'est une bibliothèque très complète, souple et bien documentée, qui implémente un support Xpath et qui permet de lire des fichiers XML volumineux. Notre objectif est de donner un outil souple quand à son utilisation, cela implique qu'on ne connait la quantité de données reçu.</text:span></text:p>
      <text:h text:style-name="P70" text:outline-level="5">Glibmm</text:h>
      <text:p text:style-name="P50"><text:tab/><text:span text:style-name="T21">Libxml++ a été adaptée en C++ à partir de la librairie libxml2 codée en C. De ce fait, pour cette adaptation, il est nécessaire d'utiliser la librairie Glibmm.</text:span></text:p>
      <text:h text:style-name="P57" text:outline-level="4"><text:soft-page-break/>Environnement de développement</text:h>
      <text:p text:style-name="P50"><text:tab/><text:span text:style-name="T22">Les IDE (Environnement de développement) sont des outils qui se révèlent très pratiques pour les développeurs, simplifiant la programmation.</text:span></text:p>
      <text:h text:style-name="P69" text:outline-level="5">Kdevelop</text:h>
      <text:p text:style-name="P50"><text:tab/><text:span text:style-name="T23">KDevelop est un IDE dont le développement a commencé en 1998 par Sandy Meier. Parmi les avantages qu'il apporte, on peut citer entre autres sa gestion de multiples langages de programmation, sa gestion automatique des projets avec automake. Nous avons choisi d'utiliser cet IDE car dans la première partie de l'année, nos cours de C++ nous ont permis d'appréhender cet outil, et d'apprendre à l'utiliser pour optimiser notre programmation dans ce langage, de ce fait, son utilisation nous a permis de gagner du temps sur des éléments simples et répétitifs de la programmation tel que la déclaration de méthode ou l'inclusion de fichiers.</text:span></text:p>
      <text:h text:style-name="P57" text:outline-level="4">Débugage</text:h>
      <text:p text:style-name="P49">Un projet d'informatique passe forcément par une phase de débugage du code, quelque soit le langage. Ici aussi, nous avons pu trouver des outils qui nous ont été utile au débugage efficace de notre projet.</text:p>
      <text:h text:style-name="P69" text:outline-level="5">Valgrind</text:h>
      <text:p text:style-name="P50"><text:tab/><text:span text:style-name="T24">Valgrind est un outil bien connu dans le monde de la programmation en C et C++ car ces deux langages intervenant directement avec la mémoire de l'ordinateur, il est facile d'avoir des fuites mémoires à la création, suppression et recopie d'objets. Nous avons eu besoin de cet outil régulièrement pour être sûr que notre projet n'enclenchait aucune fuite mémoire sur l'ordinateur de l'utilisateur.</text:span></text:p>
      <text:h text:style-name="P71" text:outline-level="5">GDB</text:h>
      <text:p text:style-name="P50"><text:tab/><text:span text:style-name="T24">GDB ou GNU Project Debugger est un utilitaire permettant d'exécuter un programme et de voir ce qu'il s'y passe. Il nous a été grandement utile pour régler les problèmes tels que les erreurs segmentation ou les exceptions sur nos vecteurs.</text:span></text:p>
      <text:h text:style-name="P69" text:outline-level="5" text:is-list-header="true"/>
      <text:h text:style-name="P68" text:outline-level="5" text:is-list-header="true"/>
      <text:h text:style-name="P61" text:outline-level="2"><text:soft-page-break/>Tests effectués</text:h>
      <text:p text:style-name="Heading_20_2"/>
      <text:p text:style-name="_5f_ua_5f_Image"><draw:frame draw:style-name="fr6" draw:name="Cadre10" text:anchor-type="as-char" svg:width="15.797cm" draw:z-index="53"><draw:text-box fo:min-height="12.229cm"><text:p text:style-name="Photo"><draw:frame draw:style-name="fr10" draw:name="images3" text:anchor-type="paragraph" svg:x="0cm" svg:y="0cm" svg:width="9.999cm" style:rel-width="100%" svg:height="6.65cm" style:rel-height="scale" draw:z-index="54"><draw:image xlink:href="../../../Documents/dbar1.png" xlink:type="simple" xlink:show="embed" xlink:actuate="onLoad"/></draw:frame>Photo <text:sequence text:ref-name="refPhoto0" text:name="Photo" text:formula="ooow:Photo+1" style:num-format="1">1</text:sequence>: <text:span text:style-name="T13">Amour</text:span></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59" text:outline-level="1">Conclusion</text:h>
      <text:p text:style-name="Standard"/>
      <text:h text:style-name="P59" text:outline-level="1">Bibliographie</text:h>
      <text:p text:style-name="Standard"/>
      <text:p text:style-name="P20"/>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39">_ua_Titre 1<text:tab/>4</text:p>
          <text:p text:style-name="P32">1<text:tab/>_ua_Titre 2<text:tab/>4</text:p>
          <text:p text:style-name="P36">1.1.<text:tab/>_ua_Titre 3<text:tab/>4</text:p>
          <text:p text:style-name="P30">1.1.1.<text:tab/>_ua_Titre 4<text:tab/>4</text:p>
          <text:p text:style-name="P38">a) _ua_Titre 5<text:tab/>4</text:p>
          <text:p text:style-name="P35"><text:s/>_ua_Titre 6<text:tab/>4</text:p>
          <text:p text:style-name="P34"><text:s/>_ua_Titre 7<text:tab/>4</text:p>
          <text:p text:style-name="P39">Conclusion<text:tab/>6</text:p>
          <text:p text:style-name="P39">Bibliographie<text:tab/>7</text:p>
          <text:p text:style-name="P39">Table des illustrations<text:tab/>9</text:p>
          <text:p text:style-name="P39">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23">Table des illustrations</text:p>
          </text:index-title>
          <text:p text:style-name="P28">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22">Table des tableaux</text:p>
          </text:index-title>
          <text:p text:style-name="P29">Tableau 1: Inscrire une légende<text:tab/>5</text:p>
        </text:index-body>
      </text:table-index>
      <text:p text:style-name="Standard"/>
      <text:p text:style-name="P72"><draw:frame text:anchor-type="paragraph" draw:z-index="50" draw:style-name="gr15" svg:width="4.62cm" svg:height="0.989cm" draw:transform="rotate (1.5707963267949) translate (-0.506236111111111cm 5.02002777777778cm)"><draw:text-box><text:p text:style-name="P86"><text:span text:style-name="T29">RÉSUMÉ</text:span></text:p></draw:text-box></draw:frame><draw:custom-shape text:anchor-type="as-char" svg:y="0cm" draw:z-index="2" draw:style-name="gr3" draw:text-style-name="P76" svg:width="17.837cm" svg:height="8.093cm"><text:p text:style-name="P76"><text:span text:style-name="T28">Nonsequi ex enim dolortincin essed dolut nulputat, conulla feumsan henim quamcore minciduis adiat. </text:span></text:p><text:p text:style-name="P78"><text:span text:style-name="T28">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79"><text:span text:style-name="T28">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25"/>
          </table:table-cell>
          <table:table-cell table:style-name="Tableau1.B1" office:value-type="string">
            <text:p text:style-name="P24"><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27"><draw:frame text:anchor-type="paragraph" draw:z-index="51" draw:style-name="gr15" svg:width="5.79cm" svg:height="0.989cm" draw:transform="rotate (1.5707963267949) translate (-0.506236111111111cm 6.18948611111111cm)"><draw:text-box><text:p text:style-name="P86"><text:span text:style-name="T29">ABSTRACT</text:span></text:p></draw:text-box></draw:frame><draw:custom-shape text:anchor-type="as-char" svg:y="0cm" draw:z-index="3" draw:style-name="gr3" draw:text-style-name="P76" svg:width="17.837cm" svg:height="8.093cm"><text:p text:style-name="P76"><text:span text:style-name="T28">Nonsequi ex enim dolortincin essed dolut nulputat, conulla feumsan henim quamcore minciduis adiat. </text:span></text:p><text:p text:style-name="P78"><text:span text:style-name="T28">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79"><text:span text:style-name="T28">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25"/>
          </table:table-cell>
          <table:table-cell table:style-name="Tableau2.B1" office:value-type="string">
            <text:p text:style-name="P24"><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45" draw:style-name="gr4"><draw:frame draw:style-name="gr14" draw:text-style-name="P82" svg:width="3.061cm" svg:height="2.992cm" svg:x="14.844cm" svg:y="26.079cm"><draw:image xlink:href="Pictures/2000009200000BE100000BA69AC078B2.wmf" xlink:type="simple" xlink:show="embed" xlink:actuate="onLoad"><text:p/></draw:image></draw:frame><draw:frame draw:style-name="gr13" draw:text-style-name="P84" svg:width="7.621cm" svg:height="1.96cm" svg:x="6.033cm" svg:y="27.118cm"><draw:text-box><text:p text:style-name="P84"><text:span text:style-name="T26">Présidence de l'université</text:span></text:p><text:p text:style-name="P84"><text:span text:style-name="T26">40 rue de rennes – BP 73532</text:span></text:p><text:p text:style-name="P84"><text:span text:style-name="T26">49035 Angers cedex</text:span></text:p><text:p text:style-name="P84"><text:span text:style-name="T26">Tél. 02 41 96 23 23 | Fax 02 41 96 23 00</text:span></text:p></draw:text-box></draw:frame><draw:connector draw:style-name="gr5" draw:text-style-name="P82" draw:type="line" svg:x1="13.651cm" svg:y1="26.345cm" svg:x2="13.813cm" svg:y2="26.345cm" svg:d="M13651 26345h162" svg:viewBox="0 0 164 2"><text:p/></draw:connector></draw:g></text:p>
      <text:p text:style-name="P21"><draw:custom-shape text:anchor-type="as-char" svg:y="0cm" draw:z-index="4" draw:style-name="gr3" draw:text-style-name="P80" svg:width="17.837cm" svg:height="6.298cm"><text:p text:style-name="P80"><text:span text:style-name="T29">ENGAGEMENT</text:span></text:p><text:p text:style-name="P80"><text:span text:style-name="T29">DE NON PLAGIAT</text:span></text:p><text:p text:style-name="P78"><text:span text:style-name="T28"/></text:p><text:p text:style-name="P81"><text:span text:style-name="T28">Je, soussigné(e) </text:span><text:span text:style-name="T28"><text:tab/></text:span><text:span text:style-name="T28"><text:tab/></text:span></text:p><text:p text:style-name="P78"><text:span text:style-name="T28">déclare être pleinement conscient(e) que le plagiat de documents ou d’une </text:span></text:p><text:p text:style-name="P78"><text:span text:style-name="T28">partie d’un document publiée sur toutes formes de support, y compris l’internet, </text:span></text:p><text:p text:style-name="P78"><text:span text:style-name="T28">constitue une violation des droits d’auteur ainsi qu’une fraude caractérisée. </text:span></text:p><text:p text:style-name="P78"><text:span text:style-name="T28">En conséquence, je m’engage à citer toutes les sources que j’ai utilisées </text:span></text:p><text:p text:style-name="P78"><text:span text:style-name="T28">pour écrire ce rapport ou mémoire.</text:span></text:p><text:p text:style-name="P78"><text:span text:style-name="T28"/></text:p><text:p text:style-name="P78"><text:span text:style-name="T28"/></text:p><text:p text:style-name="P79"><text:span text:style-name="T28">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1" draw:name="images4" text:anchor-type="char" svg:x="15.072cm" svg:y="17.231cm" svg:width="3.164cm" svg:height="3.094cm" draw:z-index="46"><draw:image xlink:href="Pictures/2000009200000BE100000BA69AC078B2.wmf" xlink:type="simple" xlink:show="embed" xlink:actuate="onLoad"/></draw:frame><draw:connector text:anchor-type="char" draw:z-index="48" draw:style-name="gr9" draw:text-style-name="P82" draw:type="line" svg:x1="14.076cm" svg:y1="26.289cm" svg:x2="14.238cm" svg:y2="26.293cm" svg:d="M14076 26289l162 4" svg:viewBox="0 0 164 5"><text:p/></draw:connector><draw:frame draw:style-name="fr2" draw:name="Cadre8" text:anchor-type="char" svg:x="2.946cm" svg:y="17.279cm" svg:width="10.901cm" svg:height="3.226cm" draw:z-index="47"><draw:text-box><text:p text:style-name="P26">Cet engagement de non plagiat doit être signé et joint</text:p><text:p text:style-name="P26">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27"><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41"><draw:image xlink:href="Pictures/100000000000002D00000078B71AEC1C.png" xlink:type="simple" xlink:show="embed" xlink:actuate="onLoad"/></draw:frame></text:span><text:span text:style-name="MT2"> </text:span><text:span text:style-name="MT2"><text:page-number text:select-page="current">16</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text:span text:style-name="MT5"><text:s/></text:span><text:s/><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6" meta:object-count="0" meta:page-count="20" meta:paragraph-count="157" meta:word-count="2540" meta:character-count="16056" meta:non-whitespace-character-count="13647"/>
  </office:meta>
</office:document-meta>
</file>